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<text:span text:style-name="T1"><text:text-input text:description="">${project.name}</text:text-input></text:span><text:span text:style-name="T1"><text:text-input text:description=""/></text:span></text:p>
      <text:p text:style-name="Standard"><text:span text:style-name="T1"/></text:p>
      <text:p text:style-name="Standard">Inline HTML :<text:text-input text:description="">${comments_html}</text:text-input></text:p>
      <text:p text:style-name="P2"/>
      <text:p text:style-name="P1"><text:span text:style-name="T2">ODT Comments </text:span>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text-input text:description="">${comments_odt}</text:text-input></text:p>
          </table:table-cell>
        </table:table-row>
      </table:table>
      <text:p text:style-name="P1"/>
      <text:p text:style-name="P1"><text:span text:style-name="T2">HTML Comments </text:span>: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text-input text:description="">${comments_html}</text:text-input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2-02-22T17:07:01.03</dc:date>
    <meta:editing-duration>PT4H36M4S</meta:editing-duration>
    <meta:editing-cycles>8</meta:editing-cycles>
    <meta:generator>LibreOffice/3.5$Windows_x86 LibreOffice_project/7e68ba2-a744ebf-1f241b7-c506db1-7d53735</meta:generator>
    <meta:document-statistic meta:table-count="2" meta:image-count="0" meta:object-count="0" meta:page-count="1" meta:paragraph-count="6" meta:word-count="13" meta:character-count="114" meta:non-whitespace-character-count="106"/>
  </office:meta>
</office:document-meta>
</file>